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r250LifecycleTests.afterTest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lifecyc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250Lifecycl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250Lifecycle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250LifecycleTests.beforeAll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250LifecycleTests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r250LifecycleTests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